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402cm" table:align="margins"/>
    </style:style>
    <style:style style:name="Tableau1.A" style:family="table-column">
      <style:table-column-properties style:column-width="5.974cm" style:rel-column-width="41644*"/>
    </style:style>
    <style:style style:name="Tableau1.B" style:family="table-column">
      <style:table-column-properties style:column-width="3.427cm" style:rel-column-width="23891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itre_20_I_29_">
      <style:paragraph-properties fo:break-before="column"/>
    </style:style>
    <style:style style:name="P7" style:family="paragraph" style:parent-style-name="Titre_20_Chapitre">
      <style:paragraph-properties fo:padding="0cm" fo:border-left="none" fo:border-right="none" fo:border-top="none" fo:border-bottom="0.035cm solid #000000" style:shadow="none">
        <style:tab-stops>
          <style:tab-stop style:position="19.001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style:font-weight-asian="bold" style:font-weight-complex="bold"/>
    </style:style>
    <style:style style:name="P12" style:family="paragraph" style:parent-style-name="Standard" style:list-style-name="L2"/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text:enable-numbering="false" fo:margin-left="0cm" fo:margin-right="0cm" fo:margin-top="0cm" fo:margin-bottom="0cm" fo:line-height="100%" fo:text-indent="0cm"/>
    </style:style>
    <style:style style:name="P17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use-window-font-color="true" style:text-outline="fals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use-window-font-color="true" style:text-outline="false" style:font-name="Times New Roman" fo:font-style="italic" fo:text-shadow="none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1" style:family="text">
      <style:text-properties style:font-name="OpenSymbol1"/>
    </style:style>
    <style:style style:name="T12" style:family="text">
      <style:text-properties style:font-name="OpenSymbol1" fo:font-style="normal" style:font-style-asian="normal" style:font-style-complex="normal"/>
    </style:style>
    <style:style style:name="T13" style:family="text">
      <style:text-properties style:font-name="OpenSymbol"/>
    </style:style>
    <style:style style:name="T14" style:family="text">
      <style:text-properties style:font-name="OpenSymbol" fo:font-style="normal" style:font-style-asian="normal" style:font-style-complex="normal"/>
    </style:style>
    <style:style style:name="T15" style:family="text">
      <style:text-properties style:text-underline-style="none"/>
    </style:style>
    <style:style style:name="T16" style:family="text">
      <style:text-properties style:use-window-font-color="true" style:text-outline="false" style:font-name="Times New Roman" fo:font-size="10pt" fo:font-style="normal" fo:text-shadow="none" style:text-underline-style="none" fo:font-weight="normal" style:font-size-asian="10pt" style:font-size-complex="10pt" style:font-relief="none"/>
    </style:style>
    <style:style style:name="T17" style:family="text">
      <style:text-properties style:use-window-font-color="true" style:text-outline="false" style:font-name="Times New Roman" fo:font-size="10pt" fo:font-style="italic" fo:text-shadow="none" style:text-underline-style="none" fo:font-weight="normal" style:font-size-asian="10pt" style:font-size-complex="10pt" style:font-relief="none"/>
    </style:style>
    <style:style style:name="T18" style:family="tex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padding-left="0.049cm" fo:padding-right="0.049cm" fo:padding-top="0.101cm" fo:padding-bottom="0.049cm" fo:border="0.035cm solid #000000" style:shadow="none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style:shadow="none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198cm">
          <style:column-sep style:width="0.035cm" style:color="#000000" style:height="100%"/>
          <style:column style:rel-width="32767*" fo:start-indent="0cm" fo:end-indent="0.099cm"/>
          <style:column style:rel-width="32768*" fo:start-indent="0.099cm" fo:end-indent="0cm"/>
        </style:columns>
        <style:background-image/>
      </style:section-properties>
    </style:style>
    <text:list-style style:name="L1">
      <text:list-level-style-number text:level="1" style:num-suffix=")" style:num-format="1">
        <style:list-level-properties text:min-label-width="0.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)" style:num-format="1">
        <style:list-level-properties text:min-label-width="0.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19cm" draw:fill="none" draw:fill-color="#ffffff" draw:textarea-vertical-align="middle" draw:auto-grow-height="true" draw:auto-grow-width="true" fo:min-height="0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cm" fo:padding-top="0.011cm" fo:padding-bottom="0.011cm" fo:padding-left="0.011cm" fo:padding-right="0.011cm"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11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03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157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15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17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96cm" fo:min-width="0.19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cccccc" draw:textarea-vertical-align="middle" draw:auto-grow-height="false" fo:min-height="0.75cm" fo:min-width="0.49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11cm" svg:stroke-color="#000000" draw:marker-start="" draw:marker-start-width="0.019cm" draw:marker-start-center="false" draw:marker-end="" draw:marker-end-width="0.019cm" draw:marker-end-center="false" draw:fill="none" draw:fill-color="#ffffff" draw:auto-grow-height="true" draw:auto-grow-width="true" draw:fit-to-size="false" fo:min-height="0.298cm" fo:min-width="0.35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86cm" fo:min-width="0.15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draw:fit-to-size="false" fo:min-height="0.288cm" fo:min-width="0.09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auto-grow-height="true" draw:auto-grow-width="true" draw:fit-to-size="false" fo:min-height="0.288cm" fo:min-width="0.034cm" fo:padding-top="0.049cm" fo:padding-bottom="0.049cm" fo:padding-left="0.049cm" fo:padding-right="0.04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allélogrammes : Exercices rédigés<text:tab/>8.1</text:p>
      <text:p text:style-name="Standard"/>
      <text:section text:style-name="Sect1" text:name="Section1">
        <text:p text:style-name="Titre_20_I_29_">Énoncé</text:p>
        <text:p text:style-name="Standard"><text:span text:style-name="T6">Dans la figure ci-dessous, </text:span><text:span text:style-name="T3">TIRE</text:span><text:span text:style-name="T6"> est un parallélogramme dont le centre est </text:span><text:span text:style-name="T3">O</text:span>. <text:span text:style-name="T3">M</text:span> et <text:span text:style-name="T3">N</text:span> appartiennent respectivement à [<text:span text:style-name="T3">TI</text:span>] et [<text:span text:style-name="T3">ER</text:span>].</text:p>
        <text:list xml:id="list41164930" text:style-name="L1">
          <text:list-item>
            <text:p text:style-name="P9">Montrer que (<text:span text:style-name="T3">ME</text:span>) et (<text:span text:style-name="T3">NI</text:span>) sont parallèles.</text:p>
          </text:list-item>
          <text:list-item>
            <text:p text:style-name="P9"><text:span text:style-name="T6">Déterminer la nature de </text:span><text:span text:style-name="T3">MINE</text:span>.</text:p>
          </text:list-item>
          <text:list-item>
            <text:p text:style-name="P9">Que peut-on dire de <text:span text:style-name="T3">O</text:span> par rapport au segment [<text:span text:style-name="T3">MN</text:span>] ?</text:p>
          </text:list-item>
          <text:list-item>
            <text:p text:style-name="P9">Déterminer <draw:frame draw:style-name="fr2" draw:name="Objet1" text:anchor-type="as-char" svg:width="0.871cm" svg:height="0.429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</text:list>
        <text:p text:style-name="P2">(Remarque : Il n'est pas demandé de reproduire la figure)</text:p>
        <text:p text:style-name="P3"><draw:g text:anchor-type="as-char" draw:z-index="17" draw:style-name="gr4"><draw:line draw:style-name="gr5" draw:text-style-name="P15" svg:x1="0.843cm" svg:y1="0.398cm" svg:x2="3.594cm" svg:y2="0.398cm"><text:p/></draw:line><draw:line draw:style-name="gr5" draw:text-style-name="P15" svg:x1="3.593cm" svg:y1="0.398cm" svg:x2="3.065cm" svg:y2="2.396cm"><text:p/></draw:line><draw:line draw:style-name="gr5" draw:text-style-name="P15" svg:x1="3.067cm" svg:y1="2.395cm" svg:x2="0.316cm" svg:y2="2.395cm"><text:p/></draw:line><draw:line draw:style-name="gr5" draw:text-style-name="P15" svg:x1="0.316cm" svg:y1="2.396cm" svg:x2="0.844cm" svg:y2="0.398cm"><text:p/></draw:line><draw:line draw:style-name="gr6" draw:text-style-name="P15" svg:x1="0.843cm" svg:y1="0.404cm" svg:x2="3.066cm" svg:y2="2.402cm"><text:p/></draw:line><draw:polyline draw:style-name="gr6" draw:text-style-name="P15" svg:width="0.105cm" svg:height="0.12cm" draw:transform="skewX (-0.0232128790515202) rotate (0.772133661082146) translate (1.54831517432466cm 1.01483544765246cm)" svg:viewBox="0 0 106 121" draw:points="0,19719 106,19718 95,19598"><text:p/></draw:polyline><draw:polyline draw:style-name="gr6" draw:text-style-name="P15" svg:width="0.131cm" svg:height="0.105cm" draw:transform="skewX (0.0104719755119639) rotate (0.903556953757294) translate (2.36413212193393cm 1.7892499227145cm)" svg:viewBox="0 0 132 106" draw:points="0,21614 121,21615 132,21509"><text:p/></draw:polyline><draw:line draw:style-name="gr7" draw:text-style-name="P15" svg:x1="1.899cm" svg:y1="1.396cm" svg:x2="2.012cm" svg:y2="1.396cm"><text:p/></draw:line><draw:line draw:style-name="gr7" draw:text-style-name="P15" svg:x1="1.957cm" svg:y1="1.34cm" svg:x2="1.957cm" svg:y2="1.453cm"><text:p/></draw:line><draw:line draw:style-name="gr6" draw:text-style-name="P15" svg:x1="2.107cm" svg:y1="0.404cm" svg:x2="0.316cm" svg:y2="2.402cm"><text:p/></draw:line><draw:line draw:style-name="gr6" draw:text-style-name="P15" svg:x1="1.806cm" svg:y1="2.402cm" svg:x2="3.596cm" svg:y2="0.404cm"><text:p/></draw:line><draw:frame draw:style-name="gr8" draw:text-style-name="P17" svg:width="0.262cm" svg:height="0.472cm" svg:x="0.587cm" svg:y="0cm"><draw:text-box><text:p text:style-name="P16"><text:span text:style-name="T18">T</text:span></text:p></draw:text-box></draw:frame><draw:frame draw:style-name="gr9" draw:text-style-name="P17" svg:width="0.156cm" svg:height="0.472cm" svg:x="3.621cm" svg:y="0cm"><draw:text-box><text:p text:style-name="P16"><text:span text:style-name="T18">I</text:span></text:p></draw:text-box></draw:frame><draw:frame draw:style-name="gr10" draw:text-style-name="P17" svg:width="0.262cm" svg:height="0.472cm" svg:x="0.018cm" svg:y="2.395cm"><draw:text-box><text:p text:style-name="P16"><text:span text:style-name="T18">E</text:span></text:p></draw:text-box></draw:frame><draw:frame draw:style-name="gr11" draw:text-style-name="P17" svg:width="0.288cm" svg:height="0.472cm" svg:x="3.027cm" svg:y="2.395cm"><draw:text-box><text:p text:style-name="P16"><text:span text:style-name="T18">R</text:span></text:p></draw:text-box></draw:frame><draw:frame draw:style-name="gr12" draw:text-style-name="P17" svg:width="0.315cm" svg:height="0.472cm" svg:x="1.884cm" svg:y="1.037cm"><draw:text-box><text:p text:style-name="P16"><text:span text:style-name="T18">O</text:span></text:p></draw:text-box></draw:frame><draw:frame draw:style-name="gr13" draw:text-style-name="P17" svg:width="0.315cm" svg:height="0.472cm" svg:x="1.958cm" svg:y="0cm"><draw:text-box><text:p text:style-name="P16"><text:span text:style-name="T18">M</text:span></text:p></draw:text-box></draw:frame><draw:frame draw:style-name="gr11" draw:text-style-name="P17" svg:width="0.288cm" svg:height="0.472cm" svg:x="1.669cm" svg:y="2.395cm"><draw:text-box><text:p text:style-name="P16"><text:span text:style-name="T18">N</text:span></text:p></draw:text-box></draw:frame><draw:custom-shape draw:style-name="gr14" draw:text-style-name="P15" svg:width="0.676cm" svg:height="0.676cm" svg:x="0cm" svg:y="2.046cm"><text:p/><draw:enhanced-geometry draw:glue-point-type="segments" draw:type="mso-spt100" draw:modifiers="0.0452216003281818 -47.91565077752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5" draw:text-style-name="P17" svg:width="0.526cm" svg:height="0.472cm" svg:x="0.699cm" svg:y="1.998cm"><draw:text-box><text:p text:style-name="P16"><text:span text:style-name="T18">48°</text:span></text:p></draw:text-box></draw:frame></draw:g></text:p>
        <text:p text:style-name="P4"/>
        <text:p text:style-name="P4"/>
        <text:p text:style-name="Titre_20_I_29_">Rédaction</text:p>
        <text:p text:style-name="Standard"><text:span text:style-name="T2">Hypothèses</text:span> :</text:p>
        <text:p text:style-name="Standard"><text:span text:style-name="T3">TIRE</text:span><text:span text:style-name="T6"> est un parallélogramme de centre </text:span><text:span text:style-name="T3">O</text:span></text:p>
        <text:p text:style-name="Standard"><text:span text:style-name="T3">M</text:span> <text:span text:style-name="T11">∈</text:span> [<text:span text:style-name="T3">TI</text:span>] et <text:span text:style-name="T3">N</text:span> <text:span text:style-name="T11">∈</text:span> [<text:span text:style-name="T3">ER</text:span>]</text:p>
        <text:p text:style-name="Standard"><text:span text:style-name="T6">(</text:span><text:span text:style-name="T3">ME</text:span><text:span text:style-name="T6">)</text:span> <text:span text:style-name="T13">⊥</text:span> (<text:span text:style-name="T3">TR</text:span>) et (<text:span text:style-name="T3">NI</text:span>) <text:span text:style-name="T13">⊥</text:span> (<text:span text:style-name="T3">TR</text:span>)</text:p>
        <text:p text:style-name="Standard"><draw:frame draw:style-name="fr2" draw:name="Objet2" text:anchor-type="as-char" svg:width="0.99cm" svg:height="0.429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 = 48°</text:p>
        <text:p text:style-name="Standard"/>
        <text:list xml:id="list41208478" text:continue-list="list41164930" text:style-name="L1">
          <text:list-item text:start-value="1">
            <text:p text:style-name="P10">Montrer que : (<text:span text:style-name="T3">ME</text:span>) // (<text:span text:style-name="T3">NI</text:span>).</text:p>
          </text:list-item>
        </text:list>
        <text:p text:style-name="Standard">Par hypothèses, <text:span text:style-name="T6">(</text:span><text:span text:style-name="T3">ME</text:span><text:span text:style-name="T6">) </text:span><text:span text:style-name="T14">⊥</text:span><text:span text:style-name="T6"> (</text:span><text:span text:style-name="T3">TR</text:span><text:span text:style-name="T6">) et (</text:span><text:span text:style-name="T3">NI</text:span><text:span text:style-name="T6">) </text:span><text:span text:style-name="T14">⊥</text:span><text:span text:style-name="T6"> (</text:span><text:span text:style-name="T3">TR</text:span><text:span text:style-name="T6">).</text:span></text:p>
        <text:p text:style-name="Standard">Or si deux droites sont perpendiculaires à une même droite, elles sont parallèles entre elles</text:p>
        <text:p text:style-name="Standard">donc <draw:frame text:anchor-type="as-char" svg:y="-0.376cm" draw:z-index="3" draw:style-name="gr2" draw:text-style-name="P14" svg:width="1.825cm" svg:height="0.447cm"><draw:text-box><text:p><text:span text:style-name="T17"><text:s/></text:span><text:span text:style-name="T16">(</text:span><text:span text:style-name="T17">ME</text:span><text:span text:style-name="T16">) // (</text:span><text:span text:style-name="T17">NI</text:span><text:span text:style-name="T16">) </text:span></text:p></draw:text-box></draw:frame></text:p>
        <text:p text:style-name="Standard"/>
        <text:list xml:id="list41198127" text:continue-numbering="true" text:style-name="L1">
          <text:list-item>
            <text:p text:style-name="P10"><text:span text:style-name="T6">Nature de </text:span><text:span text:style-name="T3">MINE</text:span>.</text:p>
          </text:list-item>
        </text:list>
        <text:p text:style-name="Standard">Par hypothèses, <text:span text:style-name="T3">TIRE</text:span> est un parallélogramme.</text:p>
        <text:p text:style-name="Standard">Or dans un parallélogramme, les côtés opposés sont parallèles</text:p>
        <text:p text:style-name="Standard">donc <text:span text:style-name="T7">(</text:span><text:span text:style-name="T5">TI</text:span><text:span text:style-name="T7">) // (</text:span><text:span text:style-name="T5">ER</text:span><text:span text:style-name="T7">)</text:span></text:p>
        <text:p text:style-name="Standard"><text:span text:style-name="T6">Or par hypothèses : </text:span><text:span text:style-name="T3">M</text:span><text:span text:style-name="T6"> </text:span><text:span text:style-name="T12">∈</text:span><text:span text:style-name="T6"> [</text:span><text:span text:style-name="T3">TI</text:span><text:span text:style-name="T6">] et </text:span><text:span text:style-name="T3">N</text:span><text:span text:style-name="T6"> </text:span><text:span text:style-name="T12">∈</text:span><text:span text:style-name="T6"> [</text:span><text:span text:style-name="T3">ER</text:span><text:span text:style-name="T6">] donc (</text:span><text:span text:style-name="T3">MI</text:span><text:span text:style-name="T6">) // (</text:span><text:span text:style-name="T3">EN</text:span><text:span text:style-name="T6">)</text:span></text:p>
        <text:p text:style-name="Standard"><text:span text:style-name="T6">De plus d'après 1), </text:span><text:span text:style-name="T9">(</text:span><text:span text:style-name="T10">ME</text:span><text:span text:style-name="T9">) // (</text:span><text:span text:style-name="T10">NI</text:span><text:span text:style-name="T9">).</text:span></text:p>
        <text:p text:style-name="Standard"><text:span text:style-name="T9">Bilan, dans le quadrilatère </text:span><text:span text:style-name="T10">MINE</text:span><text:span text:style-name="T9">, on a :<text:line-break/>(</text:span><text:span text:style-name="T10">MI</text:span><text:span text:style-name="T9">) // (</text:span><text:span text:style-name="T10">EN</text:span><text:span text:style-name="T9">) et (</text:span><text:span text:style-name="T10">ME</text:span><text:span text:style-name="T9">) // (</text:span><text:span text:style-name="T10">NI</text:span><text:span text:style-name="T9">).</text:span></text:p>
        <text:p text:style-name="Standard">Or un quadrilatère dont les côtés opposés sont parallèles est un parallélogramme</text:p>
        <text:p text:style-name="Standard">donc <draw:frame text:anchor-type="as-char" svg:y="-0.374cm" draw:z-index="4" draw:style-name="gr3" draw:text-style-name="P14" svg:width="4.335cm" svg:height="0.444cm"><draw:text-box><text:p><text:span text:style-name="T16"><text:s/></text:span><text:span text:style-name="T17">MINE</text:span><text:span text:style-name="T16"> est un parallélogramme </text:span></text:p></draw:text-box></draw:frame></text:p>
        <text:p text:style-name="Standard"/>
        <text:list xml:id="list41208900" text:continue-numbering="true" text:style-name="L1">
          <text:list-item>
            <text:p text:style-name="P10">Position de <text:span text:style-name="T3">O</text:span> sur [<text:span text:style-name="T3">MN</text:span>]</text:p>
          </text:list-item>
        </text:list>
        <text:p text:style-name="Standard">D'après 2), <text:span text:style-name="T10">MINE</text:span><text:span text:style-name="T9"> est un parallélogramme.</text:span></text:p>
        <text:p text:style-name="Standard">Or dans un parallélogramme, les diagonales se coupent en leur milieu</text:p>
        <text:p text:style-name="Standard"><text:span text:style-name="T6">donc </text:span><text:span text:style-name="T8">[</text:span><text:span text:style-name="T4">EI</text:span><text:span text:style-name="T8">] et [</text:span><text:span text:style-name="T4">MN</text:span><text:span text:style-name="T8">] ont le même milieu</text:span><text:span text:style-name="T6">.</text:span></text:p>
        <text:p text:style-name="Standard"><text:span text:style-name="T6">De plus, p</text:span>ar hypothèses, <text:span text:style-name="T3">O</text:span> est le centre du parallélogramme <text:span text:style-name="T3">TIRE</text:span></text:p>
        <text:p text:style-name="Standard">donc <text:span text:style-name="T4">O</text:span><text:span text:style-name="T1"> est le milieu de [</text:span><text:span text:style-name="T4">EI</text:span><text:span text:style-name="T1">]</text:span></text:p>
        <text:p text:style-name="Standard">donc <draw:frame text:anchor-type="as-char" svg:y="-0.374cm" draw:z-index="5" draw:style-name="gr3" draw:text-style-name="P14" svg:width="4.202cm" svg:height="0.444cm"><draw:text-box><text:p><text:span text:style-name="T16"><text:s/></text:span><text:span text:style-name="T17">O</text:span><text:span text:style-name="T16"> est aussi le milieu de [</text:span><text:span text:style-name="T17">MN</text:span><text:span text:style-name="T16">] </text:span></text:p></draw:text-box></draw:frame></text:p>
        <text:p text:style-name="Standard"/>
        <text:list xml:id="list41210795" text:continue-numbering="true" text:style-name="L1">
          <text:list-item>
            <text:p text:style-name="P10">Déterminer <draw:frame draw:style-name="fr2" draw:name="Objet3" text:anchor-type="as-char" svg:width="0.96cm" svg:height="0.432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ext:list-item>
        </text:list>
        <text:p text:style-name="Standard">D'après 2), <text:span text:style-name="T10">MINE</text:span><text:span text:style-name="T9"> est un parallélogramme.</text:span></text:p>
        <text:p text:style-name="Standard">Or dans un parallélogramme, deux angles consécutifs sont supplémentaires</text:p>
        <text:p text:style-name="Standard"><text:span text:style-name="T6">donc </text:span><text:span text:style-name="T6"><draw:frame draw:style-name="fr2" draw:name="Objet5" text:anchor-type="as-char" svg:width="2.813cm" svg:height="0.429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text:p text:style-name="Standard"><text:span text:style-name="T6">Or par hypothèses,</text:span><text:span text:style-name="T6"><draw:frame draw:style-name="fr2" draw:name="Objet8" text:anchor-type="as-char" svg:width="0.99cm" svg:height="0.429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"> = 48°</text:span></text:p>
        <text:p text:style-name="Standard"><text:span text:style-name="T6">donc </text:span><text:span text:style-name="T6"><draw:frame draw:style-name="fr2" draw:name="Objet9" text:anchor-type="as-char" svg:width="2.369cm" svg:height="0.429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text:p text:style-name="Standard"><text:span text:style-name="T6">donc </text:span><text:span text:style-name="T6"><draw:frame draw:style-name="fr2" draw:name="Objet7" text:anchor-type="as-char" svg:width="2.367cm" svg:height="0.429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Standard">donc <draw:frame draw:style-name="fr1" draw:name="Cadre1" text:anchor-type="as-char" svg:y="-0.504cm" fo:min-width="2.27cm" draw:z-index="11"><draw:text-box fo:min-height="0.665cm"><text:p text:style-name="P8"><draw:frame draw:style-name="fr3" draw:name="Objet6" text:anchor-type="as-char" svg:y="-0.33cm" svg:width="0.871cm" svg:height="0.429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 = 132°</text:p></draw:text-box></draw:frame></text:p>
        <text:p text:style-name="P6">Énoncé</text:p>
        <text:p text:style-name="Standard">Soit un triangle <text:span text:style-name="T3">ABC</text:span> ainsi que <text:span text:style-name="T3">I</text:span> et <text:span text:style-name="T3">J</text:span><text:span text:style-name="T6"> </text:span>les milieux respectifs de [<text:span text:style-name="T3">AB</text:span>] et [<text:span text:style-name="T3">AC</text:span>]. Le but de cet exercice est de montrer que (<text:span text:style-name="T3">IJ</text:span>) est toujours parallèle à (<text:span text:style-name="T3">BC</text:span>).</text:p>
        <text:list xml:id="list41186791" text:style-name="L2">
          <text:list-item>
            <text:p text:style-name="P12">Appelons <text:span text:style-name="T3">K</text:span> le symétrique de <text:span text:style-name="T3">J</text:span> par rapport à <text:span text:style-name="T3">I</text:span> :<text:line-break/>Montrer que <text:span text:style-name="T3">AJBK</text:span> est un parallélogramme.</text:p>
          </text:list-item>
          <text:list-item>
            <text:p text:style-name="P12">Montrer que : <text:span text:style-name="T3">AJ</text:span> = <text:span text:style-name="T3">KB</text:span> <text:s/>puis <text:s/><text:span text:style-name="T3">KB</text:span> = <text:span text:style-name="T3">JC</text:span>.</text:p>
          </text:list-item>
          <text:list-item>
            <text:p text:style-name="P12">Montrer que <text:span text:style-name="T3">KJCB</text:span> est un parallélogramme.</text:p>
          </text:list-item>
          <text:list-item>
            <text:p text:style-name="P12">En déduire que (<text:span text:style-name="T3">IJ</text:span>) est parallèle à (<text:span text:style-name="T3">BC</text:span>).</text:p>
          </text:list-item>
        </text:list>
        <text:p text:style-name="P2">(Remarque : Vous reviendrez l'an prochain sur le résultat démontré en 4) sous le nom de « propriété de la droite des milieux ».)</text:p>
        <text:p text:style-name="Standard"/>
        <text:p text:style-name="Standard"/>
        <text:p text:style-name="Standard"/>
        <text:p text:style-name="Titre_20_I_29_">Rédaction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Standard"><text:span text:style-name="T2">Hypothèses</text:span> :</text:p>
              <text:p text:style-name="Standard"><text:span text:style-name="T3">ABC</text:span> est un triangle</text:p>
              <text:p text:style-name="Standard"><text:span text:style-name="T3">I</text:span> est le milieu de [<text:span text:style-name="T3">AB</text:span>]</text:p>
              <text:p text:style-name="Standard"><text:span text:style-name="T3">J</text:span> est le milieu de [<text:span text:style-name="T3">AC</text:span>]</text:p>
              <text:p text:style-name="Standard"><text:span text:style-name="T3">K</text:span> est le symétrique de <text:span text:style-name="T3">J</text:span> par rapport à <text:span text:style-name="T3">I</text:span></text:p>
            </table:table-cell>
            <table:table-cell table:style-name="Tableau1.A1" office:value-type="string">
              <text:p text:style-name="Standard"><draw:g text:anchor-type="paragraph" draw:z-index="18" draw:style-name="gr16"><draw:line draw:style-name="gr17" draw:text-style-name="P15" svg:x1="3.095cm" svg:y1="0.002cm" svg:x2="2.93cm" svg:y2="2.037cm"><text:p/></draw:line><draw:line draw:style-name="gr17" draw:text-style-name="P15" svg:x1="2.931cm" svg:y1="2.037cm" svg:x2="0.383cm" svg:y2="2.422cm"><text:p/></draw:line><draw:line draw:style-name="gr17" draw:text-style-name="P15" svg:x1="0.383cm" svg:y1="2.422cm" svg:x2="3.096cm" svg:y2="0.002cm"><text:p/></draw:line><draw:line draw:style-name="gr18" draw:text-style-name="P15" svg:x1="1.054cm" svg:y1="1.893cm" svg:x2="1.069cm" svg:y2="1.746cm"><text:p/></draw:line><draw:line draw:style-name="gr18" draw:text-style-name="P15" svg:x1="1.135cm" svg:y1="1.825cm" svg:x2="0.988cm" svg:y2="1.81cm"><text:p/></draw:line><draw:line draw:style-name="gr18" draw:text-style-name="P15" svg:x1="3.098cm" svg:y1="0.002cm" svg:x2="0.476cm" svg:y2="1.395cm"><text:p/></draw:line><draw:line draw:style-name="gr18" draw:text-style-name="P15" svg:x1="0.475cm" svg:y1="1.396cm" svg:x2="0.383cm" svg:y2="2.423cm"><text:p/></draw:line><draw:line draw:style-name="gr18" draw:text-style-name="P15" svg:x1="0.383cm" svg:y1="2.423cm" svg:x2="3.005cm" svg:y2="1.03cm"><text:p/></draw:line><draw:line draw:style-name="gr18" draw:text-style-name="P15" svg:x1="3.006cm" svg:y1="1.03cm" svg:x2="0.476cm" svg:y2="1.396cm"><text:p/></draw:line><draw:g draw:style-name="gr19"><draw:line draw:style-name="gr18" draw:text-style-name="P15" svg:x1="2.949cm" svg:y1="0.485cm" svg:x2="3.154cm" svg:y2="0.526cm"><text:p/></draw:line><draw:line draw:style-name="gr18" draw:text-style-name="P15" svg:x1="2.951cm" svg:y1="0.528cm" svg:x2="3.156cm" svg:y2="0.569cm"><text:p/></draw:line></draw:g><draw:line draw:style-name="gr18" draw:text-style-name="P15" svg:x1="2.409cm" svg:y1="0.678cm" svg:x2="2.424cm" svg:y2="0.531cm"><text:p/></draw:line><draw:line draw:style-name="gr18" draw:text-style-name="P15" svg:x1="2.49cm" svg:y1="0.612cm" svg:x2="2.343cm" svg:y2="0.597cm"><text:p/></draw:line><draw:frame draw:style-name="gr20" draw:text-style-name="P17" svg:width="0.315cm" svg:height="0.472cm" svg:x="3.014cm" svg:y="-0.388cm"><draw:text-box><text:p text:style-name="P16"><text:span text:style-name="T18">A</text:span></text:p></draw:text-box></draw:frame><draw:frame draw:style-name="gr21" draw:text-style-name="P17" svg:width="0.235cm" svg:height="0.472cm" svg:x="3.053cm" svg:y="0.861cm"><draw:text-box><text:p text:style-name="P16"><text:span text:style-name="T18">J</text:span></text:p></draw:text-box></draw:frame><draw:frame draw:style-name="gr20" draw:text-style-name="P17" svg:width="0.288cm" svg:height="0.472cm" svg:x="2.954cm" svg:y="1.889cm"><draw:text-box><text:p text:style-name="P16"><text:span text:style-name="T18">C</text:span></text:p></draw:text-box></draw:frame><draw:frame draw:style-name="gr22" draw:text-style-name="P17" svg:width="0.156cm" svg:height="0.472cm" svg:x="1.624cm" svg:y="0.861cm"><draw:text-box><text:p text:style-name="P16"><text:span text:style-name="T18">I</text:span></text:p></draw:text-box></draw:frame><draw:frame draw:style-name="gr20" draw:text-style-name="P17" svg:width="0.288cm" svg:height="0.472cm" svg:x="0.132cm" svg:y="1.155cm"><draw:text-box><text:p text:style-name="P16"><text:span text:style-name="T18">K</text:span></text:p></draw:text-box></draw:frame><draw:frame draw:style-name="gr20" draw:text-style-name="P17" svg:width="0.288cm" svg:height="0.472cm" svg:x="0.088cm" svg:y="2.332cm"><draw:text-box><text:p text:style-name="P16"><text:span text:style-name="T18">B</text:span></text:p></draw:text-box></draw:frame><draw:g draw:style-name="gr19"><draw:line draw:style-name="gr18" draw:text-style-name="P15" svg:x1="2.87cm" svg:y1="1.492cm" svg:x2="3.075cm" svg:y2="1.533cm"><text:p/></draw:line><draw:line draw:style-name="gr18" draw:text-style-name="P15" svg:x1="2.874cm" svg:y1="1.533cm" svg:x2="3.079cm" svg:y2="1.574cm"><text:p/></draw:line></draw:g></draw:g><text:span text:style-name="T2">Figure</text:span> :</text:p>
            </table:table-cell>
          </table:table-row>
        </table:table>
        <text:p text:style-name="Standard"/>
        <text:p text:style-name="Standard"/>
        <text:list xml:id="list41198798" text:continue-list="list41186791" text:style-name="L2">
          <text:list-item text:start-value="1">
            <text:p text:style-name="P11">Montrer que <text:span text:style-name="T3">AJBK</text:span> est un parallélogramme</text:p>
          </text:list-item>
        </text:list>
        <text:p text:style-name="Standard"><text:span text:style-name="T6">Considérons le quadrilatère </text:span><text:span text:style-name="T3">AJBK</text:span>.</text:p>
        <text:p text:style-name="Standard">Par hypothèses, <text:span text:style-name="T4">I</text:span><text:span text:style-name="T1"> est le milieu de [</text:span><text:span text:style-name="T4">AB</text:span><text:span text:style-name="T1">]</text:span><text:span text:style-name="T15"> et<text:line-break/></text:span><text:span text:style-name="T3">K</text:span> est le symétrique de J par rapport à I<text:line-break/>donc <text:span text:style-name="T4">I</text:span><text:span text:style-name="T1"> est le milieu de [</text:span><text:span text:style-name="T4">KJ</text:span><text:span text:style-name="T1">].</text:span></text:p>
        <text:p text:style-name="Standard">Or un quadrilatère dont les diagonales se coupent en leur milieu est un parallélogramme</text:p>
        <text:p text:style-name="Standard">donc <draw:frame text:anchor-type="as-char" svg:y="-0.376cm" draw:z-index="13" draw:style-name="gr2" draw:text-style-name="P14" svg:width="4.312cm" svg:height="0.447cm"><draw:text-box><text:p><text:span text:style-name="T17"><text:s/></text:span><text:span text:style-name="T17">AJBK</text:span><text:span text:style-name="T16"> est un parallélogramme </text:span></text:p></draw:text-box></draw:frame></text:p>
        <text:p text:style-name="Standard"/>
        <text:list xml:id="list41210617" text:continue-numbering="true" text:style-name="L2">
          <text:list-item>
            <text:p text:style-name="P11"><text:span text:style-name="T6">Montrer que : </text:span><text:span text:style-name="T3">AJ</text:span><text:span text:style-name="T6"> = </text:span><text:span text:style-name="T3">KB</text:span></text:p>
          </text:list-item>
        </text:list>
        <text:p text:style-name="Standard">D'après 1), <text:span text:style-name="T10">AJBK</text:span><text:span text:style-name="T9"> est un parallélogramme.</text:span></text:p>
        <text:p text:style-name="Standard">Or dans un parallélogramme, les côtés opposés sont de même longueur</text:p>
        <text:p text:style-name="Standard">donc <draw:frame text:anchor-type="as-char" svg:y="-0.374cm" draw:z-index="14" draw:style-name="gr3" draw:text-style-name="P14" svg:width="1.345cm" svg:height="0.444cm"><draw:text-box><text:p><text:span text:style-name="T16"><text:s/></text:span><text:span text:style-name="T17">AJ</text:span><text:span text:style-name="T16"> = </text:span><text:span text:style-name="T17">KB</text:span><text:span text:style-name="T16"> </text:span></text:p></draw:text-box></draw:frame></text:p>
        <text:p text:style-name="Standard"/>
        <text:p text:style-name="P5">Montrer que : <text:span text:style-name="T3">KB</text:span> = <text:span text:style-name="T3">JC</text:span></text:p>
        <text:p text:style-name="Standard">Par hypothèses, <text:span text:style-name="T3">J</text:span> est le milieu de [<text:span text:style-name="T3">AC</text:span>] donc <text:span text:style-name="T3">AJ</text:span> = <text:span text:style-name="T3">JC.</text:span></text:p>
        <text:p text:style-name="Standard">D'après ce qui précède, <text:span text:style-name="T3">AJ</text:span> = <text:span text:style-name="T3">KB.</text:span></text:p>
        <text:p text:style-name="Standard">Donc <draw:frame text:anchor-type="as-char" svg:y="-0.374cm" draw:z-index="15" draw:style-name="gr1" draw:text-style-name="P14" svg:width="1.371cm" svg:height="0.444cm"><draw:text-box><text:p><text:span text:style-name="T17"><text:s/></text:span><text:span text:style-name="T17">KB</text:span><text:span text:style-name="T16"> = </text:span><text:span text:style-name="T17">JC </text:span></text:p></draw:text-box></draw:frame></text:p>
        <text:p text:style-name="Standard"/>
        <text:list xml:id="list41196963" text:continue-numbering="true" text:style-name="L2">
          <text:list-item>
            <text:p text:style-name="P11">Montrer que <text:span text:style-name="T3">KJCB</text:span> est un parallélogramme</text:p>
          </text:list-item>
        </text:list>
        <text:p text:style-name="Standard">D'après 1), <text:span text:style-name="T3">AJBK</text:span><text:span text:style-name="T6"> est un parallélogramme.</text:span></text:p>
        <text:p text:style-name="Standard">Or <text:span text:style-name="T6">dans un parallélogramme, les côtés opposés sont </text:span>parallèles</text:p>
        <text:p text:style-name="Standard">donc (<text:span text:style-name="T3">KB</text:span>) // (<text:span text:style-name="T3">AJ</text:span>).</text:p>
        <text:p text:style-name="Standard">De plus, par hypothèses, <text:span text:style-name="T3">J</text:span> est le milieu de [<text:span text:style-name="T3">AC</text:span>]<text:line-break/>donc <text:span text:style-name="T3">C</text:span> appartient à (<text:span text:style-name="T3">AJ</text:span>)</text:p>
        <text:p text:style-name="Standard">donc <text:span text:style-name="T15">(</text:span><text:span text:style-name="T5">KB</text:span><text:span text:style-name="T15">) // (</text:span><text:span text:style-name="T5">JC</text:span><text:span text:style-name="T15">)</text:span>.</text:p>
        <text:p text:style-name="Standard">De plus, d'après 2) : <text:span text:style-name="T5">KB</text:span><text:span text:style-name="T15"> = </text:span><text:span text:style-name="T5">JC</text:span><text:span text:style-name="T15">.</text:span></text:p>
        <text:p text:style-name="Standard"><text:span text:style-name="T15">Bilan, dans le <text:s/>quadrilatère </text:span><text:span text:style-name="T5">KJCB</text:span><text:span text:style-name="T15">, on a : (</text:span><text:span text:style-name="T5">KB</text:span><text:span text:style-name="T15">) // (</text:span><text:span text:style-name="T5">JC</text:span><text:span text:style-name="T15">) et </text:span><text:span text:style-name="T5">KB</text:span><text:span text:style-name="T15"> = </text:span><text:span text:style-name="T5">JC</text:span><text:span text:style-name="T15">.</text:span></text:p>
        <text:p text:style-name="Standard">Or un quadrilatère dont deux côtés opposés sont parallèles et de même longueur est un parallélogramme</text:p>
        <text:p text:style-name="Standard">donc <draw:frame text:anchor-type="as-char" svg:y="-0.374cm" draw:z-index="16" draw:style-name="gr3" draw:text-style-name="P14" svg:width="4.335cm" svg:height="0.444cm"><draw:text-box><text:p><text:span text:style-name="T16"><text:s/></text:span><text:span text:style-name="T17">KJCB</text:span><text:span text:style-name="T16"> est un parallélogramme </text:span></text:p></draw:text-box></draw:frame></text:p>
        <text:p text:style-name="Standard"/>
        <text:list xml:id="list41210150" text:continue-numbering="true" text:style-name="L2">
          <text:list-item>
            <text:p text:style-name="P11">Montrer que : (IJ) // (BC)</text:p>
          </text:list-item>
        </text:list>
        <text:p text:style-name="Standard">D'après 3), KJCB est un parallélogramme.</text:p>
        <text:p text:style-name="Standard">Or <text:span text:style-name="T6">dans un parallélogramme, les côtés opposés sont </text:span>parallèles</text:p>
        <text:p text:style-name="Standard">donc (<text:span text:style-name="T3">KJ</text:span>) // (<text:span text:style-name="T3">BC</text:span>).</text:p>
        <text:p text:style-name="Standard">Or par hypothèses, <text:span text:style-name="T3">K</text:span> est le symétrique de <text:span text:style-name="T3">J</text:span> par rapport à <text:span text:style-name="T3">I<text:line-break/></text:span><text:span text:style-name="T6">donc I appartient à (KJ)</text:span></text:p>
        <text:p text:style-name="Standard"><text:span text:style-name="T6">donc </text:span><text:span text:style-name="T6"><draw:frame text:anchor-type="as-char" svg:y="-0.374cm" draw:z-index="0" draw:style-name="gr1" draw:text-style-name="P14" svg:width="1.636cm" svg:height="0.444cm"><draw:text-box><text:p><text:span text:style-name="T16"><text:s/></text:span><text:span text:style-name="T16">(IJ) // (BC) </text:span></text:p></draw:text-box></draw:frame></text:span></text:p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16cm" draw:dots2="1" draw:dots2-length="0.016cm" draw:distance="0.016cm"/>
    <draw:stroke-dash draw:name="Dash_20_10" draw:display-name="Dash 10" draw:style="rect" draw:dots1="1" draw:dots1-length="0.009cm" draw:dots2="1" draw:dots2-length="0.009cm" draw:distance="0.009cm"/>
    <draw:stroke-dash draw:name="Dash_20_11" draw:display-name="Dash 11" draw:style="rect" draw:dots1="1" draw:dots1-length="0.009cm" draw:dots2="1" draw:dots2-length="0.009cm" draw:distance="0.009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page-number="auto" fo:background-color="transparent" fo:padding="0cm" fo:border-left="none" fo:border-right="none" fo:border-top="none" fo:border-bottom="0.018cm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018cm solid #000000" style:shadow="none"/>
      <style:text-properties fo:text-transform="uppercase" style:font-name="Arial" fo:font-size="15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" style:class="text">
      <style:paragraph-properties fo:margin-top="0cm" fo:margin-bottom="0.101cm"/>
      <style:text-properties fo:text-transform="uppercase" style:font-name="Arial1" fo:font-size="11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/>
      <style:text-properties style:font-name="Arial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parallelogrammes-exos-redige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Thibaud FONTANET</meta:initial-creator>
    <meta:creation-date>2006-09-10T11:53:40</meta:creation-date>
    <dc:date>2011-03-16T21:07:16.91</dc:date>
    <meta:print-date>2006-10-01T17:24:49</meta:print-date>
    <meta:editing-cycles>111</meta:editing-cycles>
    <meta:editing-duration>PT32H29M40S</meta:editing-duration>
    <dc:creator>Véronique et Thibaud FONTANET</dc:creator>
    <meta:document-statistic meta:table-count="1" meta:image-count="0" meta:object-count="8" meta:page-count="1" meta:paragraph-count="88" meta:word-count="641" meta:character-count="33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over accent="true">
      <mi mathvariant="italic">EMI</mi>
      <mo stretchy="false">ˆ</mo>
    </mover>
    <annotation encoding="StarMath 5.0"> widehat {EMI}</annotation>
  </semantics>
</math>
</file>

<file path=Object 2/content.xml><?xml version="1.0" encoding="utf-8"?>
<math xmlns="http://www.w3.org/1998/Math/MathML">
  <semantics>
    <mover accent="true">
      <mi mathvariant="italic">MEN</mi>
      <mo stretchy="false">ˆ</mo>
    </mover>
    <annotation encoding="StarMath 5.0"> widehat {MEN}</annotation>
  </semantics>
</math>
</file>

<file path=Object 3/content.xml><?xml version="1.0" encoding="utf-8"?>
<math xmlns="http://www.w3.org/1998/Math/MathML">
  <semantics>
    <munder accentunder="true">
      <mstyle mathvariant="bold">
        <mrow>
          <mover accent="true">
            <mi mathvariant="italic">EMI</mi>
            <mo stretchy="false">ˆ</mo>
          </mover>
        </mrow>
      </mstyle>
      <mo>̲</mo>
    </munder>
    <annotation encoding="StarMath 5.0">underline{bold{widehat{EMI}}}</annotation>
  </semantics>
</math>
</file>

<file path=Object 4/content.xml><?xml version="1.0" encoding="utf-8"?>
<math xmlns="http://www.w3.org/1998/Math/MathML">
  <semantics>
    <mrow>
      <mrow>
        <mover accent="true">
          <mi mathvariant="italic">EMI</mi>
          <mo stretchy="false">ˆ</mo>
        </mover>
        <mo stretchy="false">+</mo>
        <mover accent="true">
          <mi mathvariant="italic">MEN</mi>
          <mo stretchy="false">ˆ</mo>
        </mover>
      </mrow>
      <mi mathvariant="normal">=</mi>
      <mn>180</mn>
    </mrow>
    <annotation encoding="StarMath 5.0"> widehat {EMI}+ widehat {MEN}=180</annotation>
  </semantics>
</math>
</file>

<file path=Object 5/content.xml><?xml version="1.0" encoding="utf-8"?>
<math xmlns="http://www.w3.org/1998/Math/MathML">
  <semantics>
    <mover accent="true">
      <mi mathvariant="italic">MEN</mi>
      <mo stretchy="false">ˆ</mo>
    </mover>
    <annotation encoding="StarMath 5.0"> widehat {MEN}</annotation>
  </semantics>
</math>
</file>

<file path=Object 6/content.xml><?xml version="1.0" encoding="utf-8"?>
<math xmlns="http://www.w3.org/1998/Math/MathML">
  <semantics>
    <mrow>
      <mrow>
        <mover accent="true">
          <mi mathvariant="italic">EMI</mi>
          <mo stretchy="false">ˆ</mo>
        </mover>
        <mo stretchy="false">+</mo>
        <mn>48</mn>
      </mrow>
      <mi mathvariant="normal">=</mi>
      <mn>180</mn>
    </mrow>
    <annotation encoding="StarMath 5.0"> widehat {EMI}+{48}={180}</annotation>
  </semantics>
</math>
</file>

<file path=Object 7/content.xml><?xml version="1.0" encoding="utf-8"?>
<math xmlns="http://www.w3.org/1998/Math/MathML">
  <semantics>
    <mrow>
      <mrow>
        <mover accent="true">
          <mi mathvariant="italic">EMI</mi>
          <mo stretchy="false">ˆ</mo>
        </mover>
        <mi mathvariant="normal">=</mi>
        <mn>180</mn>
      </mrow>
      <mi>–</mi>
      <mn>48</mn>
    </mrow>
    <annotation encoding="StarMath 5.0"> widehat {EMI}={180}–{48}</annotation>
  </semantics>
</math>
</file>

<file path=Object 8/content.xml><?xml version="1.0" encoding="utf-8"?>
<math xmlns="http://www.w3.org/1998/Math/MathML">
  <semantics>
    <mover accent="true">
      <mi mathvariant="italic">EMI</mi>
      <mo stretchy="false">ˆ</mo>
    </mover>
    <annotation encoding="StarMath 5.0"> widehat {EMI}</annotation>
  </semantics>
</math>
</file>